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16383*"/>
    </style:style>
    <style:style style:name="Tabela2.D" style:family="table-column">
      <style:table-column-properties style:column-width="4.251cm" style:rel-column-width="16386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0pt" style:text-underline-style="solid" style:text-underline-width="auto" style:text-underline-color="font-color" fo:font-weight="bold" officeooo:rsid="0017b298" officeooo:paragraph-rsid="0017b298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7b298" officeooo:paragraph-rsid="0017b298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17b298" officeooo:paragraph-rsid="0017b298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17b298" officeooo:paragraph-rsid="0017b29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17b298" officeooo:paragraph-rsid="0017b298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7e2da" officeooo:paragraph-rsid="0017e2da" style:font-size-asian="14pt" style:font-weight-asian="normal" style:font-size-complex="16pt" style:font-weight-complex="normal"/>
    </style:style>
    <style:style style:name="P7" style:family="paragraph" style:parent-style-name="Standard">
      <style:text-properties fo:font-size="16pt" style:text-underline-style="none" fo:font-weight="normal" officeooo:rsid="0017b298" officeooo:paragraph-rsid="0017b298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7b298" officeooo:paragraph-rsid="0017b298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bold" officeooo:rsid="0017b298" officeooo:paragraph-rsid="001c815e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7b298" officeooo:paragraph-rsid="0017b2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7b298" officeooo:paragraph-rsid="0017b298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1fda8" officeooo:paragraph-rsid="0021fda8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end" style:justify-single-word="false"/>
      <style:text-properties fo:font-size="14pt" style:text-underline-style="none" fo:font-weight="normal" officeooo:rsid="0017e2da" officeooo:paragraph-rsid="0017e2da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c815e" officeooo:paragraph-rsid="001c815e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2d68" officeooo:paragraph-rsid="001d2d68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2d68" officeooo:paragraph-rsid="001eb47c" style:font-size-asian="12.25pt" style:font-weight-asian="normal" style:font-size-complex="14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14pt" officeooo:rsid="001d2d68" officeooo:paragraph-rsid="001d2d68" style:font-size-asian="12.25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officeooo:rsid="001d2d68" style:font-size-asian="12.25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fo:font-size="14pt" officeooo:rsid="001eb47c" officeooo:paragraph-rsid="001eb47c" style:font-size-asian="12.25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c815e" officeooo:paragraph-rsid="001c81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c815e" officeooo:paragraph-rsid="001eb47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Standard" style:list-style-name="L1">
      <style:text-properties fo:font-size="14pt" style:text-underline-style="none" fo:font-weight="bold" officeooo:rsid="001eb47c" officeooo:paragraph-rsid="001eb47c" style:font-size-asian="14pt" style:font-weight-asian="bold" style:font-size-complex="14pt" style:font-weight-complex="bold"/>
    </style:style>
    <style:style style:name="P23" style:family="paragraph" style:parent-style-name="Standard" style:list-style-name="L1">
      <style:text-properties fo:font-size="14pt" style:text-underline-style="none" fo:font-weight="bold" officeooo:rsid="0017b298" officeooo:paragraph-rsid="0017b298" style:font-size-asian="14pt" style:font-weight-asian="bold" style:font-size-complex="14pt" style:font-weight-complex="bold"/>
    </style:style>
    <style:style style:name="P24" style:family="paragraph" style:parent-style-name="Standard" style:list-style-name="L2">
      <style:paragraph-properties fo:text-align="justify" style:justify-single-word="false"/>
      <style:text-properties fo:font-size="14pt" style:text-underline-style="none" fo:font-weight="normal" officeooo:rsid="0021fda8" officeooo:paragraph-rsid="0021fda8" style:font-size-asian="14pt" style:font-weight-asian="normal" style:font-size-complex="14pt" style:font-weight-complex="normal"/>
    </style:style>
    <style:style style:name="P25" style:family="paragraph" style:parent-style-name="Standard" style:list-style-name="L2">
      <style:paragraph-properties fo:text-align="justify" style:justify-single-word="false"/>
      <style:text-properties fo:font-size="14pt" style:text-underline-style="none" fo:font-weight="normal" officeooo:rsid="0021fda8" officeooo:paragraph-rsid="002c1f5c" style:font-size-asian="14pt" style:font-weight-asian="normal" style:font-size-complex="14pt" style:font-weight-complex="normal"/>
    </style:style>
    <style:style style:name="P26" style:family="paragraph" style:parent-style-name="Standard" style:list-style-name="L2">
      <style:paragraph-properties fo:text-align="justify" style:justify-single-word="false"/>
      <style:text-properties fo:font-size="14pt" style:text-underline-style="none" fo:font-weight="normal" officeooo:rsid="0021fda8" officeooo:paragraph-rsid="002da595" style:font-size-asian="14pt" style:font-weight-asian="normal" style:font-size-complex="14pt" style:font-weight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fo:font-size="14pt" style:text-underline-style="none" fo:font-weight="normal" officeooo:rsid="0022178a" officeooo:paragraph-rsid="0022178a" style:font-size-asian="14pt" style:font-weight-asian="normal" style:font-size-complex="14pt" style:font-weight-complex="normal"/>
    </style:style>
    <style:style style:name="P28" style:family="paragraph" style:parent-style-name="Standard" style:list-style-name="L2">
      <style:paragraph-properties fo:text-align="justify" style:justify-single-word="false"/>
      <style:text-properties fo:font-size="14pt" style:text-underline-style="none" fo:font-weight="normal" officeooo:rsid="0022178a" officeooo:paragraph-rsid="002da64b" style:font-size-asian="14pt" style:font-weight-asian="normal" style:font-size-complex="14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21fda8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195937"/>
    </style:style>
    <style:style style:name="T8" style:family="text">
      <style:text-properties officeooo:rsid="001b1238"/>
    </style:style>
    <style:style style:name="T9" style:family="text">
      <style:text-properties officeooo:rsid="001d2d68"/>
    </style:style>
    <style:style style:name="T10" style:family="text">
      <style:text-properties officeooo:rsid="001eb47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2178a"/>
    </style:style>
    <style:style style:name="T13" style:family="text">
      <style:text-properties officeooo:rsid="0022b04d"/>
    </style:style>
    <style:style style:name="T14" style:family="text">
      <style:text-properties officeooo:rsid="0023a882"/>
    </style:style>
    <style:style style:name="T15" style:family="text">
      <style:text-properties officeooo:rsid="00247c86"/>
    </style:style>
    <style:style style:name="T16" style:family="text">
      <style:text-properties officeooo:rsid="00263977"/>
    </style:style>
    <style:style style:name="T17" style:family="text">
      <style:text-properties officeooo:rsid="0026bd66"/>
    </style:style>
    <style:style style:name="T18" style:family="text">
      <style:text-properties officeooo:rsid="00273c01"/>
    </style:style>
    <style:style style:name="T19" style:family="text">
      <style:text-properties officeooo:rsid="0028d738"/>
    </style:style>
    <style:style style:name="T20" style:family="text">
      <style:text-properties fo:background-color="#ffff00" loext:char-shading-value="0"/>
    </style:style>
    <style:style style:name="T21" style:family="text">
      <style:text-properties officeooo:rsid="002b4ce1" fo:background-color="#ffff00" loext:char-shading-value="0"/>
    </style:style>
    <style:style style:name="T22" style:family="text">
      <style:text-properties fo:background-color="#ffff00" loext:char-shading-value="0"/>
    </style:style>
    <style:style style:name="T23" style:family="text">
      <style:text-properties officeooo:rsid="002b4ce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Operadores Aritméticos</text:span> – <text:span text:style-name="T7">C&amp;V Py</text:span><text:span text:style-name="T8">thon</text:span> – #<text:span text:style-name="T7">A007</text:span></text:p>
      <text:p text:style-name="P1"/>
      <text:p text:style-name="P13"><text:span text:style-name="T3">Por:</text:span> Yuri R. Zaveri – <text:span text:style-name="T3">Data:</text:span> <text:span text:style-name="T8">13</text:span>/<text:span text:style-name="T8">12</text:span>/<text:span text:style-name="T8">2021</text:span></text:p>
      <text:p text:style-name="P13"><text:span text:style-name="T3">Linguagem:</text:span> “<text:span text:style-name="T5">Python</text:span>” – <text:span text:style-name="T3">Tema:</text:span> “Operadores <text:span text:style-name="T8">Aritméticos</text:span>”</text:p>
      <text:p text:style-name="P13"/>
      <text:p text:style-name="P6"><text:span text:style-name="T4">Resumo:</text:span> </text:p>
      <text:p text:style-name="P6"/>
      <text:p text:style-name="P14">Existem 7 operadores aritméticos em “<text:span text:style-name="T6">Python</text:span>”, esses são:</text:p>
      <text:p text:style-name="P14"/>
      <table:table table:name="Tabela1" table:style-name="Tabela1" table:template-name="Default Style">
        <table:table-column table:style-name="Tabela1.A" table:number-columns-repeated="3"/>
        <table:table-column table:style-name="Tabela1.D"/>
        <table:table-row table:style-name="TableLine1814484683536">
          <table:table-cell table:style-name="Tabela1.A1" office:value-type="string">
            <text:p text:style-name="P20">Adição → +</text:p>
          </table:table-cell>
          <table:table-cell table:style-name="Tabela1.B1" office:value-type="string">
            <text:p text:style-name="P20">Subtração → – </text:p>
          </table:table-cell>
          <table:table-cell table:style-name="Tabela1.C1" office:value-type="string">
            <text:p text:style-name="P20">Multiplicação → *</text:p>
          </table:table-cell>
          <table:table-cell table:style-name="Tabela1.D1" office:value-type="string">
            <text:p text:style-name="P20">Divisão → /</text:p>
          </table:table-cell>
        </table:table-row>
        <table:table-row table:style-name="TableLine1814484670752">
          <table:table-cell table:style-name="Tabela1.A2" office:value-type="string">
            <text:p text:style-name="P20">Potência → **</text:p>
          </table:table-cell>
          <table:table-cell table:style-name="Tabela1.B2" office:value-type="string">
            <text:p text:style-name="P20">Divisão Inteira → //</text:p>
          </table:table-cell>
          <table:table-cell table:style-name="Tabela1.C2" office:value-type="string">
            <text:p text:style-name="P20">Resto de Divisão→ %</text:p>
          </table:table-cell>
          <table:table-cell table:style-name="Tabela1.D2" office:value-type="string">
            <text:p text:style-name="P20"><text:span text:style-name="T9">~</text:span>###<text:span text:style-name="T9">~</text:span></text:p>
          </table:table-cell>
        </table:table-row>
      </table:table>
      <text:p text:style-name="P9"/>
      <text:p text:style-name="P15">Os operadores de Adição; Subtração; Multiplicação; Divisão e Potência se comportam da mesma forma padrão matemática. </text:p>
      <text:p text:style-name="P15">O operador de “Divisão Inteira” dá o resultado de uma operação matemática inteira, sem as vírgulas.</text:p>
      <text:p text:style-name="P16">Já o operador “Módulo (ou Resto de Divisão)” justamente dá o resultado do que resta de uma divisão, no caso da resposta da operação ser um número inteiro (sem vírgula).</text:p>
      <text:p text:style-name="P16">Portanto: <text:span text:style-name="T10">[5 / 2 = 2.5]; [5 // 2 = 2]; [5 % 2 = 1]</text:span></text:p>
      <text:p text:style-name="P15"/>
      <table:table table:name="Tabela2" table:style-name="Tabela2">
        <table:table-column table:style-name="Tabela2.A" table:number-columns-repeated="3"/>
        <table:table-column table:style-name="Tabela2.D"/>
        <table:table-row table:style-name="TableLine1814484685168">
          <table:table-cell table:style-name="Tabela2.A1" office:value-type="string">
            <text:p text:style-name="P17">5 + 2 == 7</text:p>
          </table:table-cell>
          <table:table-cell table:style-name="Tabela2.A1" office:value-type="string">
            <text:p text:style-name="P18">5 – 2 == 3</text:p>
          </table:table-cell>
          <table:table-cell table:style-name="Tabela2.A1" office:value-type="string">
            <text:p text:style-name="P17">5 * 2 == 10</text:p>
          </table:table-cell>
          <table:table-cell table:style-name="Tabela2.D1" office:value-type="string">
            <text:p text:style-name="P17">5 / 2 == 2.5</text:p>
          </table:table-cell>
        </table:table-row>
        <table:table-row table:style-name="TableLine1814484678368">
          <table:table-cell table:style-name="Tabela2.A2" office:value-type="string">
            <text:p text:style-name="P17">5 ** 2 == 25</text:p>
          </table:table-cell>
          <table:table-cell table:style-name="Tabela2.A2" office:value-type="string">
            <text:p text:style-name="P17">5 // 2 == <text:span text:style-name="T10">2</text:span></text:p>
          </table:table-cell>
          <table:table-cell table:style-name="Tabela2.A2" office:value-type="string">
            <text:p text:style-name="P19">5 % 2 == 1</text:p>
          </table:table-cell>
          <table:table-cell table:style-name="Tabela2.D2" office:value-type="string">
            <text:p text:style-name="P21"><text:span text:style-name="T9">~</text:span>###<text:span text:style-name="T9">~</text:span></text:p>
          </table:table-cell>
        </table:table-row>
      </table:table>
      <text:p text:style-name="P15"/>
      <text:p text:style-name="P4"><text:span text:style-name="T10">Ordem de Precência</text:span>:</text:p>
      <text:p text:style-name="P7"/>
      <text:list xml:id="list657579039" text:style-name="L1">
        <text:list-item>
          <text:p text:style-name="P22">“ ( ) ” → <text:span text:style-name="T11">Em python, usamos apenas parêntesis nas operações matemáticas.</text:span></text:p>
        </text:list-item>
        <text:list-item>
          <text:p text:style-name="P23">“ ** ” </text:p>
        </text:list-item>
        <text:list-item>
          <text:p text:style-name="P23">“ *→ / → //→ % ”</text:p>
        </text:list-item>
        <text:list-item>
          <text:p text:style-name="P23">“ <text:span text:style-name="T10">+ e – </text:span><text:s/>”</text:p>
        </text:list-item>
      </text:list>
      <text:p text:style-name="P8"/>
      <text:p text:style-name="P3">Relatório/Conclusão:</text:p>
      <text:p text:style-name="P5"/>
      <text:p text:style-name="P12">Nessa aula falamos sobre operadores aritméticos/matemáticos. Foi mostrado também alguns comandos para formatar o texto no terminal. + <text:span text:style-name="T12">9</text:span> Exercícios.</text:p>
      <text:p text:style-name="P11"/>
      <text:p text:style-name="P10"><text:span text:style-name="T2">Exercícios</text:span><text:span text:style-name="T1">:</text:span> </text:p>
      <text:p text:style-name="P11"/>
      <text:list xml:id="list2791182475" text:style-name="L2">
        <text:list-item>
          <text:p text:style-name="P24"><text:span text:style-name="T20">Ex005</text:span> – Faça um programa que leia um número inteiro, e mostre na tela seu sucessor e antecessor. <text:span text:style-name="T13">(Feito)</text:span></text:p>
        </text:list-item>
        <text:list-item>
          <text:p text:style-name="P24"><text:span text:style-name="T20">Ex006</text:span> – Um algoritmo que leia o número, mostre seu dobro, seu triplo, e sua raiz quadrada. <text:span text:style-name="T14">(Feito)</text:span></text:p>
        </text:list-item>
        <text:list-item>
          <text:p text:style-name="P24"><text:soft-page-break/><text:span text:style-name="T20">Ex007</text:span> – Programa que leia 2 notas de um aluno, calcule e mostre sua média.<text:span text:style-name="T15">(Feito)</text:span></text:p>
        </text:list-item>
        <text:list-item>
          <text:p text:style-name="P24"><text:span text:style-name="T20">Ex008</text:span> – Escreva um programa que leia um valor em metros e exiba convertido em cm e mm. <text:span text:style-name="T16">(Feito)</text:span></text:p>
        </text:list-item>
        <text:list-item>
          <text:p text:style-name="P25"><text:span text:style-name="T22">Ex009</text:span> – Programa que leia um número e mostre sua tabuada. <text:span text:style-name="T16">(Feito)</text:span></text:p>
        </text:list-item>
        <text:list-item>
          <text:p text:style-name="P26"><text:span text:style-name="T22">Ex010</text:span> – Algoritmo que calcule um Conversor de Real para Dólar <text:span text:style-name="T16">(Feito)</text:span></text:p>
        </text:list-item>
        <text:list-item>
          <text:p text:style-name="P24"><text:span text:style-name="T20">Ex011</text:span> – Um programa que leia a largura e altura de uma parede em metros, calcule sua área, e a quantidade de tinta necessária para pintá-la, considerando 1 lt de tinta = 2m^2(metro quadrado) de área pintada. <text:span text:style-name="T17">(Feito)</text:span></text:p>
        </text:list-item>
        <text:list-item>
          <text:p text:style-name="P27"><text:span text:style-name="T20">Ex012</text:span> – Um programa que leia o preço de um produto, e mostre seu novo preço com 5% de desconto.<text:span text:style-name="T18">(Feito)</text:span></text:p>
        </text:list-item>
        <text:list-item>
          <text:p text:style-name="P27"><text:span text:style-name="T20">Ex013</text:span> – Faça um algoritmo que leia o salário de um funcionário, e mostre seu novo salário com 15% de aumento.<text:span text:style-name="T19">(Feito)</text:span></text:p>
        </text:list-item>
        <text:list-item>
          <text:p text:style-name="P28"><text:s/><text:span text:style-name="T20">Ex01</text:span><text:span text:style-name="T21">4</text:span> – <text:span text:style-name="T23">Conversor de temperaturas ( Celsius Fahrenheit) </text:span><text:span text:style-name="T16">(Feito)</text:span></text:p>
        </text:list-item>
        <text:list-item>
          <text:p text:style-name="P28"><text:span text:style-name="T20"><text:s/>Ex01</text:span><text:span text:style-name="T21">5</text:span> – <text:s/><text:span text:style-name="T23">Aluguel de carro (dias de uso/km rodado/valor a pagar) </text:span><text:span text:style-name="T16">(Feito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3T23:33:40.965000000</meta:creation-date>
    <meta:editing-duration>PT49M18S</meta:editing-duration>
    <meta:editing-cycles>8</meta:editing-cycles>
    <meta:generator>LibreOffice/7.2.2.2$Windows_X86_64 LibreOffice_project/02b2acce88a210515b4a5bb2e46cbfb63fe97d56</meta:generator>
    <dc:title>Relatório de Aula</dc:title>
    <dc:date>2021-12-20T22:28:50.256000000</dc:date>
    <meta:document-statistic meta:table-count="2" meta:image-count="0" meta:object-count="0" meta:page-count="2" meta:paragraph-count="44" meta:word-count="412" meta:character-count="2236" meta:non-whitespace-character-count="1856"/>
    <meta:template xlink:type="simple" xlink:actuate="onRequest" xlink:title="Relatório de Aula" xlink:href="../../../AppData/Roaming/LibreOffice/4/user/template/Relatório%20de%20Aula.ott" meta:date="2021-12-13T23:37:30.018000000"/>
  </office:meta>
</office:document-meta>
</file>